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3000000030813FE82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257in" fo:margin-left="-0.0243in" table:align="left" style:writing-mode="lr-tb"/>
    </style:style>
    <style:style style:name="Table1.A" style:family="table-column">
      <style:table-column-properties style:column-width="3.3229in"/>
    </style:style>
    <style:style style:name="Table1.B" style:family="table-column">
      <style:table-column-properties style:column-width="3.302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194in" fo:padding-right="0.0194in" fo:padding-top="0in" fo:padding-bottom="0in" fo:border-left="0.0069in solid #000000" fo:border-right="none" fo:border-top="0.0069in solid #000000" fo:border-bottom="0.0069in solid #000000" style:writing-mode="lr-tb"/>
    </style:style>
    <style:style style:name="Table1.B1" style:family="table-cell">
      <style:table-cell-properties style:vertical-align="top" fo:padding-left="0.0194in" fo:padding-right="0.0194in" fo:padding-top="0in" fo:padding-bottom="0in" fo:border="0.0069in solid #000000" style:writing-mode="lr-tb"/>
    </style:style>
    <style:style style:name="Table2" style:family="table">
      <style:table-properties style:width="6.6257in" fo:margin-left="-0.0243in" table:align="left" style:writing-mode="lr-tb"/>
    </style:style>
    <style:style style:name="Table2.A" style:family="table-column">
      <style:table-column-properties style:column-width="0.6694in"/>
    </style:style>
    <style:style style:name="Table2.C" style:family="table-column">
      <style:table-column-properties style:column-width="4.3903in"/>
    </style:style>
    <style:style style:name="Table2.D" style:family="table-column">
      <style:table-column-properties style:column-width="0.896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194in" fo:padding-right="0.0194in" fo:padding-top="0in" fo:padding-bottom="0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-left="0.0194in" fo:padding-right="0.0194in" fo:padding-top="0in" fo:padding-bottom="0in" fo:border="0.0069in solid #000000" style:writing-mode="lr-tb"/>
    </style:style>
    <style:style style:name="Table3" style:family="table">
      <style:table-properties style:width="6.6063in" table:align="left" style:writing-mode="lr-tb"/>
    </style:style>
    <style:style style:name="Table3.A" style:family="table-column">
      <style:table-column-properties style:column-width="1.6736in"/>
    </style:style>
    <style:style style:name="Table3.B" style:family="table-column">
      <style:table-column-properties style:column-width="4.932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194in" fo:padding-right="0.0194in" fo:padding-top="0in" fo:padding-bottom="0in" fo:border-left="0.0069in solid #000000" fo:border-right="none" fo:border-top="0.0069in solid #000000" fo:border-bottom="0.0069in solid #000000" style:writing-mode="lr-tb"/>
    </style:style>
    <style:style style:name="Table3.B1" style:family="table-cell">
      <style:table-cell-properties style:vertical-align="top" fo:padding-left="0.0194in" fo:padding-right="0.0194in" fo:padding-top="0in" fo:padding-bottom="0in" fo:border="0.0069in solid #000000" style:writing-mode="lr-tb"/>
    </style:style>
    <style:style style:name="Table4" style:family="table">
      <style:table-properties style:width="6.6063in" table:align="left" style:writing-mode="lr-tb"/>
    </style:style>
    <style:style style:name="Table4.A" style:family="table-column">
      <style:table-column-properties style:column-width="1.6736in"/>
    </style:style>
    <style:style style:name="Table4.B" style:family="table-column">
      <style:table-column-properties style:column-width="4.9326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194in" fo:padding-right="0.0194in" fo:padding-top="0in" fo:padding-bottom="0in" fo:border-left="0.0069in solid #000000" fo:border-right="none" fo:border-top="0.0069in solid #000000" fo:border-bottom="0.0069in solid #000000" style:writing-mode="lr-tb"/>
    </style:style>
    <style:style style:name="Table4.B1" style:family="table-cell">
      <style:table-cell-properties style:vertical-align="top" fo:padding-left="0.0194in" fo:padding-right="0.0194in" fo:padding-top="0in" fo:padding-bottom="0in" fo:border="0.0069in solid #000000" style:writing-mode="lr-tb"/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paragraph-properties fo:text-align="end" style:justify-single-word="false"/>
      <style:text-properties fo:language="en" fo:country="GB"/>
    </style:style>
    <style:style style:name="P3" style:family="paragraph" style:parent-style-name="Standard">
      <style:paragraph-properties>
        <style:tab-stops>
          <style:tab-stop style:position="0.4165in"/>
          <style:tab-stop style:position="6.4965in" style:type="right" style:leader-style="dotted" style:leader-text="."/>
        </style:tab-stops>
      </style:paragraph-properties>
      <style:text-properties fo:language="en" fo:country="GB"/>
    </style:style>
    <style:style style:name="P4" style:family="paragraph" style:parent-style-name="Standard" style:list-style-name="WW8Num13">
      <style:text-properties fo:language="en" fo:country="GB"/>
    </style:style>
    <style:style style:name="P5" style:family="paragraph" style:parent-style-name="Standard" style:list-style-name="WW8Num15">
      <style:text-properties fo:language="en" fo:country="GB"/>
    </style:style>
    <style:style style:name="P6" style:family="paragraph" style:parent-style-name="Standard">
      <style:text-properties fo:font-size="8pt" fo:language="en" fo:country="GB" style:font-size-asian="8pt" style:font-size-complex="8pt"/>
    </style:style>
    <style:style style:name="P7" style:family="paragraph" style:parent-style-name="Standard" style:list-style-name="WW8Num15"/>
    <style:style style:name="P8" style:family="paragraph" style:parent-style-name="Heading">
      <style:text-properties fo:language="en" fo:country="GB"/>
    </style:style>
    <style:style style:name="P9" style:family="paragraph" style:parent-style-name="Heading" style:master-page-name="Standard">
      <style:paragraph-properties style:page-number="auto"/>
      <style:text-properties fo:language="en" fo:country="GB"/>
    </style:style>
    <style:style style:name="P10" style:family="paragraph" style:parent-style-name="Text_20_body">
      <style:text-properties fo:language="en" fo:country="GB"/>
    </style:style>
    <style:style style:name="P11" style:family="paragraph" style:parent-style-name="Heading_20_1">
      <style:text-properties fo:language="en" fo:country="GB"/>
    </style:style>
    <style:style style:name="P12" style:family="paragraph" style:parent-style-name="Heading_20_2">
      <style:text-properties fo:language="en" fo:country="GB"/>
    </style:style>
    <style:style style:name="P13" style:family="paragraph" style:parent-style-name="Header">
      <style:paragraph-properties fo:padding-left="0in" fo:padding-right="0in" fo:padding-top="0in" fo:padding-bottom="0.0417in" fo:border="none"/>
      <style:text-properties fo:language="en" fo:country="GB"/>
    </style:style>
    <style:style style:name="P14" style:family="paragraph" style:parent-style-name="Header">
      <style:paragraph-properties fo:margin-left="0.9846in" fo:margin-right="0.9839in" fo:text-align="center" style:justify-single-word="false" fo:text-indent="0in" style:auto-text-indent="false" fo:padding-left="0in" fo:padding-right="0in" fo:padding-top="0in" fo:padding-bottom="0.0417in" fo:border="none">
        <style:tab-stops/>
      </style:paragraph-properties>
      <style:text-properties fo:language="en" fo:country="GB"/>
    </style:style>
    <style:style style:name="P15" style:family="paragraph" style:parent-style-name="Header">
      <style:paragraph-properties fo:margin-left="0in" fo:margin-right="-0.0008in" fo:text-indent="0.9846in" style:auto-text-indent="false"/>
    </style:style>
    <style:style style:name="P16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7" style:family="paragraph" style:parent-style-name="Text_20_body_20_indent">
      <style:paragraph-properties style:snap-to-layout-grid="false"/>
      <style:text-properties fo:language="en" fo:country="GB"/>
    </style:style>
    <style:style style:name="P18" style:family="paragraph" style:parent-style-name="Table_20_Text">
      <style:paragraph-properties style:snap-to-layout-grid="false"/>
    </style:style>
    <style:style style:name="P19" style:family="paragraph" style:parent-style-name="Table_20_Text">
      <style:paragraph-properties style:snap-to-layout-grid="false"/>
      <style:text-properties fo:language="en" fo:country="GB"/>
    </style:style>
    <style:style style:name="P20" style:family="paragraph" style:parent-style-name="Table_20_Text">
      <style:paragraph-properties fo:text-align="center" style:justify-single-word="false" style:snap-to-layout-grid="false"/>
      <style:text-properties fo:language="en" fo:country="GB"/>
    </style:style>
    <style:style style:name="P21" style:family="paragraph" style:parent-style-name="Subtitle">
      <style:text-properties fo:language="en" fo:country="GB"/>
    </style:style>
    <style:style style:name="P2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3" style:family="paragraph" style:parent-style-name="Heading_20_B">
      <style:paragraph-properties fo:margin-left="0.4528in" fo:margin-right="0in" fo:text-indent="0in" style:auto-text-indent="false"/>
      <style:text-properties fo:language="en" fo:country="GB"/>
    </style:style>
    <style:style style:name="P24" style:family="paragraph" style:parent-style-name="Heading_20_A">
      <style:paragraph-properties fo:margin-left="0.4528in" fo:margin-right="0in" fo:text-indent="0in" style:auto-text-indent="false"/>
      <style:text-properties fo:language="en" fo:country="GB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/>
    </style:style>
    <style:style style:name="T3" style:family="text">
      <style:text-properties fo:language="en" fo:country="GB" fo:font-style="italic" style:font-style-asian="italic" style:font-style-complex="italic"/>
    </style:style>
    <style:style style:name="T4" style:family="text">
      <style:text-properties fo:color="#0000ff" fo:language="en" fo:country="GB" fo:font-style="italic" style:font-style-asian="italic"/>
    </style:style>
    <style:style style:name="T5" style:family="text">
      <style:text-properties fo:font-size="12pt" fo:language="en" fo:country="GB" fo:font-weight="bold" style:font-size-asian="12pt" style:font-weight-asian="bold"/>
    </style:style>
    <style:style style:name="fr1" style:family="graphic" style:parent-style-name="Frame">
      <style:graphic-properties fo:margin-left="0in" fo:margin-right="0.098in" style:wrap="dynamic" style:number-wrapped-paragraphs="1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wrap="dynamic" style:number-wrapped-paragraphs="1" style:vertical-pos="from-top" style:vertical-rel="paragraph" style:horizontal-pos="righ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><text:bookmark-ref text:reference-format="text" text:ref-name="prop_Subject">UML Business Process Modelling</text:bookmark-ref></text:p>
      <text:p text:style-name="P8"><text:bookmark-ref text:reference-format="text" text:ref-name="prop_Text1">Strategic Plan</text:bookmark-ref></text:p>
      <text:p text:style-name="P8"><text:bookmark-ref text:reference-format="text" text:ref-name="prop_Text2">document for workshop preparation</text:bookmark-ref></text:p>
      <text:p text:style-name="P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Subtitle"><text:bookmark-start text:name="LAuthor"/><text:span text:style-name="T1">Author:</text:span><text:bookmark-end text:name="LAuthor"/><text:span text:style-name="T1"> </text:span><text:bookmark-start text:name="prop_Author"/><text:span text:style-name="T1">Giuseppe Platania</text:span><text:bookmark-end text:name="prop_Author"/></text:p>
      <text:p text:style-name="P21"><text:bookmark-ref text:reference-format="text" text:ref-name="LOwner">Owner:</text:bookmark-ref> <text:bookmark-ref text:reference-format="text" text:ref-name="prop_Owner">Giuseppe Platania</text:bookmark-ref></text:p>
      <text:p text:style-name="Subtitle"><text:bookmark-start text:name="Lcustomer"/><text:span text:style-name="T1">Customer:</text:span><text:bookmark-end text:name="Lcustomer"/><text:span text:style-name="T1"> </text:span><text:bookmark-start text:name="prop_customer"/><text:bookmark-end text:name="prop_customer"/></text:p>
      <text:p text:style-name="P2"/>
      <text:p text:style-name="P2"/>
      <text:p text:style-name="P2"/>
      <text:p text:style-name="P2"/>
      <text:p text:style-name="P2"><text:bookmark-ref text:reference-format="text" text:ref-name="prop_SecCust"/><text:bookmark-ref text:reference-format="text" text:ref-name="prop_SecAnd"/><text:bookmark-ref text:reference-format="text" text:ref-name="prop_SecComp"/></text:p>
      <text:p text:style-name="P2"/>
      <text:p text:style-name="P24"><text:bookmark-start text:name="TDocumentHistory"/>Document History<text:bookmark-end text:name="TDocumentHistory"/></text:p>
      <text:p text:style-name="P23"><text:bookmark-start text:name="TDocumentLocation"/>Document Location<text:bookmark-end text:name="TDocumentLocation"/></text:p>
      <text:p text:style-name="P10"><text:bookmark-start text:name="TDocumentValid"/>This is a snapshot of an on-line document. Paper copies are valid only on the day they are printed. Refer to the author if you are in any doubt about the currency of this document.<text:bookmark-end text:name="TDocumentValid"/></text:p>
      <text:p text:style-name="Text_20_body"><text:bookmark-start text:name="TDocumentSource"/><text:span text:style-name="T1">The source of the document will be found in</text:span><text:bookmark-end text:name="TDocumentSource"/><text:span text:style-name="T1"> </text:span><text:span text:style-name="T1"><text:file-name text:display="full">/home/eeadmin/Documents/my projects/Olympos/scr/trunk/olympos/chronos/Projecttemplate/docs/texts/Chronos_Enterprise_Assessment.odt</text:file-name></text:span><text:span text:style-name="T1"> </text:span></text:p>
      <text:p text:style-name="P23"><text:bookmark-start text:name="TRevisionHistory"/>Revision History<text:bookmark-end text:name="TRevisionHistory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<text:bookmark-start text:name="TDateOfThisRevision"/><text:span text:style-name="T1">Date of this revision</text:span><text:bookmark-end text:name="TDateOfThisRevision"/><text:span text:style-name="T1">: </text:span><text:span text:style-name="T1"><text:bookmark-ref text:reference-format="text" text:ref-name="prop_Date"/></text:span><text:span text:style-name="T1"><text:date style:data-style-name="N37" text:date-value="2011-04-27T14:12:44.99" text:fixed="true">27/04/11</text:date></text:span></text:p>
          </table:table-cell>
          <table:table-cell table:style-name="Table1.B1" office:value-type="string">
            <text:p text:style-name="P18"><text:bookmark-start text:name="TDateOfNextRevision"/><text:span text:style-name="T1">Date of next revision</text:span><text:bookmark-end text:name="TDateOfNextRevision"/><text:span text:style-name="T1"> <text:s text:c="3"/></text:span><text:span text:style-name="T4">(date)</text:span>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9"><text:bookmark-start text:name="TRevisionNumber"/>Revision Number<text:bookmark-end text:name="TRevisionNumber"/></text:p>
          </table:table-cell>
          <table:table-cell table:style-name="Table2.A1" office:value-type="string">
            <text:p text:style-name="P19"><text:bookmark-start text:name="TRevisionDate"/>Revision Date<text:bookmark-end text:name="TRevisionDate"/></text:p>
          </table:table-cell>
          <table:table-cell table:style-name="Table2.A1" office:value-type="string">
            <text:p text:style-name="P19"><text:bookmark-start text:name="TSummaryOfChanges"/>Summary of Changes<text:bookmark-end text:name="TSummaryOfChanges"/></text:p>
          </table:table-cell>
          <table:table-cell table:style-name="Table2.D1" office:value-type="string">
            <text:p text:style-name="P19"><text:bookmark-start text:name="TChangesMarked"/>Changes marked<text:bookmark-end text:name="TChangesMarked"/></text:p>
          </table:table-cell>
        </table:table-row>
        <table:table-row table:style-name="Table2.1">
          <table:table-cell table:style-name="Table2.A1" office:value-type="string">
            <text:p text:style-name="P20">(#)</text:p>
          </table:table-cell>
          <table:table-cell table:style-name="Table2.A1" office:value-type="string">
            <text:p text:style-name="P20">(-)</text:p>
          </table:table-cell>
          <table:table-cell table:style-name="Table2.A1" office:value-type="string">
            <text:p text:style-name="P19">(Describe change)</text:p>
          </table:table-cell>
          <table:table-cell table:style-name="Table2.D1" office:value-type="string">
            <text:p text:style-name="P20">(N)</text:p>
          </table:table-cell>
        </table:table-row>
      </table:table>
      <text:p text:style-name="P23"><text:bookmark-start text:name="TApprovals"/>Approvals<text:bookmark-end text:name="TApprovals"/></text:p>
      <text:p text:style-name="P10"><text:bookmark-start text:name="TRequiredApprovals"/>This document requires following approvals. Signed approval forms are filed in the Quality section of the PCB.<text:bookmark-end text:name="TRequiredApprovals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9"><text:bookmark-start text:name="TName"/>Name<text:bookmark-end text:name="TName"/></text:p>
          </table:table-cell>
          <table:table-cell table:style-name="Table3.B1" office:value-type="string">
            <text:p text:style-name="P19"><text:bookmark-start text:name="TTitle"/>Title<text:bookmark-end text:name="TTitle"/></text:p>
          </table:table-cell>
        </table:table-row>
        <table:table-row table:style-name="Table3.1">
          <table:table-cell table:style-name="Table3.A1" office:value-type="string">
            <text:p text:style-name="P17">(name)</text:p>
          </table:table-cell>
          <table:table-cell table:style-name="Table3.B1" office:value-type="string">
            <text:p text:style-name="P17">(title)</text:p>
          </table:table-cell>
        </table:table-row>
      </table:table>
      <text:p text:style-name="P23"><text:bookmark-start text:name="TDistribution"/>Distribution<text:bookmark-end text:name="TDistribution"/></text:p>
      <text:p text:style-name="P10"><text:bookmark-start text:name="THasBeenDistributedTo"/>This document has been distributed to<text:bookmark-end text:name="THasBeenDistributedTo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9"><text:bookmark-ref text:reference-format="text" text:ref-name="TName">Name</text:bookmark-ref></text:p>
          </table:table-cell>
          <table:table-cell table:style-name="Table4.B1" office:value-type="string">
            <text:p text:style-name="P19"><text:bookmark-ref text:reference-format="text" text:ref-name="TTitle">Title</text:bookmark-ref></text:p>
          </table:table-cell>
        </table:table-row>
        <table:table-row table:style-name="Table4.1">
          <table:table-cell table:style-name="Table4.A1" office:value-type="string">
            <text:p text:style-name="P17">(name)</text:p>
          </table:table-cell>
          <table:table-cell table:style-name="Table4.B1" office:value-type="string">
            <text:p text:style-name="P17">(title)</text:p>
          </table:table-cell>
        </table:table-row>
      </table:table>
      <text:p text:style-name="P24"><text:bookmark-start text:name="TContents"/>Contents<text:bookmark-end text:name="TContents"/>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44in" style:leader-char="." style:with-tab="false"/>
          </text:table-of-content-entry-template>
        </text:table-of-content-source>
        <text:index-body>
          <text:p text:style-name="P16">1. Enterprise assessment<text:tab/>4</text:p>
          <text:p text:style-name="P22">1.1 What is the inner goal (Vision) of your enterprise? <text:tab/>4</text:p>
          <text:p text:style-name="P22">1.2 Which kind of image (Mission) do you want to communicate to your customers (and to the rest of the world!)? <text:tab/>4</text:p>
          <text:p text:style-name="P22">1.3 Which Slogan expresses the vision?<text:tab/>4</text:p>
          <text:p text:style-name="P22">1.4 Can you describe the 7 most important goals of your enterprise?<text:tab/>4</text:p>
          <text:p text:style-name="P22">1.5 Can you illustrate for each of the above goals 1-3 requirements that are implicit contained in it?<text:tab/>4</text:p>
          <text:p text:style-name="P22">1.6 Who are your (possible) active business partners (customers)?<text:tab/>5</text:p>
          <text:p text:style-name="P22">1.7 Which kind of business do you (will) do with the business partner described above? Describe it as “short story”. <text:tab/>5</text:p>
          <text:p text:style-name="P22">1.8 Which roles exist inside your Enterprise to cover the above business? How are they organized?<text:tab/>5</text:p>
          <text:p text:style-name="P22">1.9 If you need help of third parts (passive business partners) to complete the above business, describe the kind of help you need.<text:tab/>5</text:p>
        </text:index-body>
      </text:table-of-content>
      <text:p text:style-name="P3"><text:bookmark-start text:name="INSERT_HERE"/><text:bookmark-end text:name="INSERT_HERE"/></text:p>
      <text:p text:style-name="P1"/>
      <text:h text:style-name="P11" text:outline-level="1">Enterprise assessment</text:h>
      <text:h text:style-name="Heading_20_2" text:outline-level="2"><text:span text:style-name="T1">What is the inner goal (</text:span><text:span text:style-name="T1">Vision) of your enterprise (project)? </text:span></text:h>
      <text:p text:style-name="P6">(one single sentence!)</text:p>
      <text:p text:style-name="P1">E.g. Earn so much money as today, working in an human environment with space for ideas.</text:p>
      <text:p text:style-name="P1"/>
      <text:h text:style-name="Heading_20_2" text:outline-level="2"><text:span text:style-name="T1">Which kind of image (</text:span><text:span text:style-name="T1">Mission) do you want to communicate to your customers (and to the rest of the world!)? </text:span></text:h>
      <text:p text:style-name="P6">(one single sentence!)</text:p>
      <text:p text:style-name="P1">E.g. Enterprise technology made accessible for Small and Medium Business</text:p>
      <text:h text:style-name="P12" text:outline-level="2">Which Slogan expresses the vision?</text:h>
      <text:p text:style-name="P1">E.g. Door Soft, entering the Enterprise IT. </text:p>
      <text:h text:style-name="P12" text:outline-level="2">Can you describe the 7 most important goals of your enterprise?</text:h>
      <text:p text:style-name="P1"/>
      <text:list xml:id="list1127351447" text:style-name="WW8Num13">
        <text:list-item>
          <text:p text:style-name="P4">E.g. to earn money with IT consulting</text:p>
        </text:list-item>
        <text:list-item>
          <text:p text:style-name="P4">E.g. To earn money with sell of software</text:p>
        </text:list-item>
        <text:list-item>
          <text:p text:style-name="P4">…</text:p>
        </text:list-item>
        <text:list-item>
          <text:p text:style-name="P4">…</text:p>
        </text:list-item>
        <text:list-item>
          <text:p text:style-name="P4">…</text:p>
        </text:list-item>
        <text:list-item>
          <text:p text:style-name="P4">…</text:p>
        </text:list-item>
        <text:list-item>
          <text:p text:style-name="P4">…</text:p>
        </text:list-item>
      </text:list>
      <text:h text:style-name="Heading_20_2" text:outline-level="2"><text:span text:style-name="T1">Can you illustrate for each of the above goals 1-3 requirement</text:span><text:span text:style-name="T1">s that are implicit contained in it?</text:span></text:h>
      <text:list xml:id="list249623672" text:style-name="WW8Num15">
        <text:list-item>
          <text:p text:style-name="P7"><text:span text:style-name="T1">E.g. <text:s/></text:span><text:span text:style-name="T2">to earn money with IT consulting</text:span></text:p>
          <text:list>
            <text:list-item>
              <text:p text:style-name="P5">E.g. very skilled worker are necessary</text:p>
            </text:list-item>
            <text:list-item>
              <text:p text:style-name="P7"><text:span text:style-name="T1">E.g. We need </text:span><text:span text:style-name="T2">Motivated</text:span><text:span text:style-name="T1"> worker!</text:span></text:p>
            </text:list-item>
            <text:list-item>
              <text:p text:style-name="P5">E.g. We need a Project to start</text:p>
            </text:list-item>
          </text:list>
        </text:list-item>
        <text:list-item>
          <text:p text:style-name="P7"><text:span text:style-name="T1">E.g. </text:span><text:span text:style-name="T2">To earn money with sell of software</text:span></text:p>
          <text:list>
            <text:list-item>
              <text:p text:style-name="P5">…</text:p>
            </text:list-item>
            <text:list-item>
              <text:p text:style-name="P5">…</text:p>
            </text:list-item>
          </text:list>
        </text:list-item>
        <text:list-item>
          <text:p text:style-name="P5">…</text:p>
          <text:list>
            <text:list-item>
              <text:p text:style-name="P5"><text:soft-page-break/></text:p>
            </text:list-item>
          </text:list>
        </text:list-item>
        <text:list-item>
          <text:p text:style-name="P5">…</text:p>
          <text:list>
            <text:list-item>
              <text:p text:style-name="P5"/>
            </text:list-item>
          </text:list>
        </text:list-item>
        <text:list-item>
          <text:p text:style-name="P5">…</text:p>
          <text:list>
            <text:list-item>
              <text:p text:style-name="P5">….</text:p>
            </text:list-item>
          </text:list>
        </text:list-item>
        <text:list-item>
          <text:p text:style-name="P5">…</text:p>
          <text:list>
            <text:list-item>
              <text:p text:style-name="P5">…</text:p>
            </text:list-item>
          </text:list>
        </text:list-item>
        <text:list-item>
          <text:p text:style-name="P5">…</text:p>
          <text:list>
            <text:list-item>
              <text:p text:style-name="P5">…</text:p>
            </text:list-item>
            <text:list-item>
              <text:p text:style-name="P5">…</text:p>
            </text:list-item>
          </text:list>
        </text:list-item>
      </text:list>
      <text:h text:style-name="Heading_20_2" text:outline-level="2"><text:span text:style-name="T1">Who are your (possible) active business partners</text:span><text:span text:style-name="T1"> (customers)?</text:span></text:h>
      <text:p text:style-name="P6">List with short description</text:p>
      <text:h text:style-name="Heading_20_2" text:outline-level="2"><text:span text:style-name="T1">Which kind of business do you (will) do with the business partner described above?</text:span><text:span text:style-name="T1"> Describe it as “short story”. </text:span></text:h>
      <text:p text:style-name="P6">(Max 10 sentences)</text:p>
      <text:p text:style-name="P1"/>
      <text:h text:style-name="P12" text:outline-level="2">Which roles exist inside your Enterprise to cover the above business? How are they organized?</text:h>
      <text:p text:style-name="P1"/>
      <text:h text:style-name="Heading_20_2" text:outline-level="2"><text:span text:style-name="T1">If you need help of third parts (passive business partners) to complete the above business, describe the kind of help you need.</text:span></text:h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orphans="2" fo:widows="2" style:text-autospace="none" style:punctuation-wrap="simple" style:vertical-align="baseline" style:writing-mode="lr-tb"/>
      <style:text-properties style:use-window-font-color="true" style:font-name="Arial" fo:font-size="10pt" fo:language="en" fo:country="US" style:font-name-asian="Times New Roman" style:font-size-asian="10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417in" fo:text-align="end" style:justify-single-word="false"/>
      <style:text-properties fo:font-size="14pt" fo:font-weight="bold" style:letter-kerning="true" style:font-size-asian="14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1492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4528in" fo:margin-right="0in" fo:margin-top="0.0984in" fo:margin-bottom="0.0783in" fo:keep-together="always" fo:text-indent="-0.4528in" style:auto-text-indent="false" fo:break-before="page" fo:padding-left="0in" fo:padding-right="0in" fo:padding-top="0.0138in" fo:padding-bottom="0in" fo:border-left="none" fo:border-right="none" fo:border-top="0.0138in solid #000000" fo:border-bottom="none" fo:keep-with-next="always"/>
      <style:text-properties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4528in" fo:margin-right="0in" fo:margin-top="0.2953in" fo:margin-bottom="0.0783in" fo:text-indent="-0.4528in" style:auto-text-indent="false" fo:padding-left="0in" fo:padding-right="0in" fo:padding-top="0.0138in" fo:padding-bottom="0in" fo:border-left="none" fo:border-right="none" fo:border-top="0.0071in solid #000000" fo:border-bottom="non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5516in" fo:margin-right="0in" fo:margin-top="0.2953in" fo:margin-bottom="0.0783in" fo:text-indent="-0.5516in" style:auto-text-indent="false" fo:keep-with-next="always"/>
      <style:text-properties fo:font-size="14pt" fo:font-style="italic" fo:font-weight="bold" style:font-size-asian="14pt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2pt" fo:font-weight="bold" style:font-size-asian="12pt" style:font-weight-asian="bold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1pt" fo:language="da" fo:country="DK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language="da" fo:country="DK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fo:font-size="9pt" fo:font-style="italic" style:font-size-asian="9pt" style:font-style-asian="italic"/>
    </style:style>
    <style:style style:name="Header" style:family="paragraph" style:parent-style-name="Standard" style:class="extra">
      <style:paragraph-properties fo:padding-left="0in" fo:padding-right="0in" fo:padding-top="0in" fo:padding-bottom="0.0417in" fo:border-left="none" fo:border-right="none" fo:border-top="none" fo:border-bottom="0.0071in solid #000000">
        <style:tab-stops>
          <style:tab-stop style:position="3.2484in" style:type="center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fo:padding-left="0in" fo:padding-right="0in" fo:padding-top="0.0138in" fo:padding-bottom="0in" fo:border-left="none" fo:border-right="none" fo:border-top="0.0071in solid #000000" fo:border-bottom="none">
        <style:tab-stops>
          <style:tab-stop style:position="0.8862in"/>
          <style:tab-stop style:position="6.4972in" style:type="right"/>
        </style:tab-stops>
      </style:paragraph-properties>
      <style:text-properties fo:font-size="8pt" style:font-size-asian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6.4965in" style:type="right" style:leader-style="dotted" style:leader-text="."/>
        </style:tab-stops>
      </style:paragraph-properties>
      <style:text-properties fo:font-size="12pt" style:font-size-asian="12pt"/>
    </style:style>
    <style:style style:name="Text_20_body_20_indent" style:display-name="Text body indent" style:family="paragraph" style:parent-style-name="Standard" style:next-style-name="Text_20_body" style:class="text">
      <style:paragraph-properties fo:margin-left="0.1965in" fo:margin-right="0in" fo:text-indent="0in" style:auto-text-indent="false"/>
      <style:text-properties fo:color="#0000ff" fo:font-style="italic" style:font-style-asian="italic"/>
    </style:style>
    <style:style style:name="Table_20_Text" style:display-name="Table Text" style:family="paragraph" style:parent-style-name="Text_20_body">
      <style:paragraph-properties fo:margin-left="0.0193in" fo:margin-right="0.0193in" fo:margin-top="0in" fo:margin-bottom="0in" fo:text-indent="0in" style:auto-text-indent="false"/>
    </style:style>
    <style:style style:name="Subtitle" style:family="paragraph" style:parent-style-name="Standard" style:next-style-name="Text_20_body" style:class="chapter">
      <style:paragraph-properties fo:margin-top="0in" fo:margin-bottom="0.0417in" fo:text-align="end" style:justify-single-word="false"/>
      <style:text-properties fo:font-size="12pt" fo:font-style="italic" style:font-size-asian="12pt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-left="0.139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278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SubFooter" style:family="paragraph" style:parent-style-name="Footer">
      <style:paragraph-properties fo:padding="0in" fo:border="none"/>
      <style:text-properties fo:font-size="6pt" style:font-size-asian="6pt"/>
    </style:style>
    <style:style style:name="Heading_20_A" style:display-name="Heading A" style:family="paragraph" style:parent-style-name="Heading_20_1" style:default-outline-level="" style:list-style-name=""/>
    <style:style style:name="Heading_20_B" style:display-name="Heading B" style:family="paragraph" style:parent-style-name="Heading_20_2" style:default-outline-level="" style:list-style-name=""/>
    <style:style style:name="Heading_20_C" style:display-name="Heading C" style:family="paragraph" style:parent-style-name="Heading_20_3" style:default-outline-level="" style:list-style-name=""/>
    <style:style style:name="Editor_27_s_20_comments" style:display-name="Editor's comments" style:family="paragraph" style:parent-style-name="Standard">
      <style:text-properties fo:color="#ff0000" fo:font-weight="bold" style:font-weight-asian="bold" style:font-weight-complex="bold"/>
    </style:style>
    <style:style style:name="Reader_27_s_20_comments" style:display-name="Reader's comments" style:family="paragraph" style:parent-style-name="Standard">
      <style:text-properties fo:color="#cc00cc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.9846in" fo:margin-right="0.9839in" fo:text-align="center" style:justify-single-word="false" fo:text-indent="0in" style:auto-text-indent="false" fo:padding-left="0in" fo:padding-right="0in" fo:padding-top="0in" fo:padding-bottom="0.0417in" fo:border="none">
        <style:tab-stops/>
      </style:paragraph-properties>
      <style:text-properties fo:language="en" fo:country="GB"/>
    </style:style>
    <style:style style:name="MP2" style:family="paragraph" style:parent-style-name="Header">
      <style:paragraph-properties fo:padding-left="0in" fo:padding-right="0in" fo:padding-top="0in" fo:padding-bottom="0.0417in" fo:border="none"/>
      <style:text-properties fo:language="en" fo:country="GB"/>
    </style:style>
    <style:style style:name="MP3" style:family="paragraph" style:parent-style-name="Standard">
      <style:text-properties fo:language="en" fo:country="GB"/>
    </style:style>
    <style:style style:name="MP4" style:family="paragraph" style:parent-style-name="Header">
      <style:paragraph-properties fo:margin-left="0in" fo:margin-right="-0.0008in" fo:text-indent="0.9846in" style:auto-text-indent="false"/>
    </style:style>
    <style:style style:name="MT1" style:family="text">
      <style:text-properties fo:font-size="12pt" fo:language="en" fo:country="GB" fo:font-weight="bold" style:font-size-asian="12pt" style:font-weight-asian="bold"/>
    </style:style>
    <style:style style:name="MT2" style:family="text">
      <style:text-properties fo:language="en" fo:country="GB"/>
    </style:style>
    <style:style style:name="MT3" style:family="text">
      <style:text-properties fo:language="en" fo:country="GB" fo:font-style="italic" style:font-style-asian="italic" style:font-style-complex="italic"/>
    </style:style>
    <style:style style:name="Mfr1" style:family="graphic" style:parent-style-name="Frame">
      <style:graphic-properties fo:margin-left="0in" fo:margin-right="0.098in" style:wrap="dynamic" style:number-wrapped-paragraphs="1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righ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Mfr3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3409in" fo:margin-left="0.9846in" fo:margin-right="0.7866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6811in" fo:margin-bottom="0.6425in" style:dynamic-spacing="true"/>
      </style:header-style>
      <style:footer-style>
        <style:header-footer-properties fo:min-height="0.8402in" fo:margin-top="0.8016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1811in" fo:margin-bottom="1.1811in" fo:margin-left="0.9846in" fo:margin-right="0.7866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.0008in" fo:min-width="0in" draw:z-index="4"><draw:text-box fo:min-height="0.1457in"><text:p text:style-name="MP2"/></draw:text-box></draw:frame><draw:frame draw:style-name="Mfr2" draw:name="Frame2" text:anchor-type="paragraph" svg:y="0.0008in" svg:width="0.8661in" svg:height="0.4335in" draw:z-index="9"><draw:text-box><text:p text:style-name="MP3"><text:bookmark text:name="prop_Logo"/><draw:frame draw:style-name="Mfr3" draw:name="graphics2" text:anchor-type="as-char" svg:width="0.4016in" svg:height="0.4016in" draw:z-index="14"><draw:image xlink:href="Pictures/100002000000003000000030813FE820.png" xlink:type="simple" xlink:show="embed" xlink:actuate="onLoad"/></draw:frame></text:p></draw:text-box></draw:frame><text:bookmark-start text:name="prop_SecCust"/><text:bookmark-end text:name="prop_SecCust"/> <text:bookmark text:name="prop_SecAnd"/><text:s/><text:bookmark text:name="prop_SecComp"/><text:s/><text:bookmark text:name="prop_SecCopySep"/><text:s/><text:bookmark text:name="prop_CopyCust"/><text:s/><text:bookmark text:name="prop_CopyAnd"/><text:s/><text:bookmark text:name="prop_CopyComp"/></text:p>
        <text:p text:style-name="MP4"><text:span text:style-name="MT1"><text:tab/></text:span><text:bookmark-start text:name="prop_projectname"/><text:span text:style-name="MT1">Chronos - Strategic Plan</text:span><text:bookmark-end text:name="prop_projectname"/></text:p>
      </style:header>
      <style:footer>
        <text:p text:style-name="Footer"><text:bookmark-start text:name="LDocument"/><text:span text:style-name="MT2">Document:</text:span><text:bookmark-end text:name="LDocument"/><text:span text:style-name="MT2"><text:tab/></text:span><text:bookmark-start text:name="prop_Document"/><text:span text:style-name="MT2"><text:file-name text:display="name-and-extension">Chronos_Enterprise_Assessment.odt</text:file-name></text:span><text:bookmark-end text:name="prop_Document"/><text:span text:style-name="MT2"><text:tab/></text:span><text:bookmark-start text:name="LDate"/><text:span text:style-name="MT2">Date:</text:span><text:bookmark-end text:name="LDate"/><text:span text:style-name="MT2"> <text:s/></text:span><text:span text:style-name="MT2"><text:date style:data-style-name="N37" text:date-value="2011-04-27T14:12:30" text:fixed="true">27/04/11</text:date></text:span><text:bookmark-start text:name="prop_Date"/><text:bookmark-end text:name="prop_Date"/><text:span text:style-name="MT2"><text:line-break/></text:span><text:bookmark-start text:name="LPath"/><text:span text:style-name="MT2">Path:</text:span><text:bookmark-end text:name="LPath"/><text:span text:style-name="MT3"><text:tab/></text:span><text:bookmark-start text:name="prop_Path"/><text:span text:style-name="MT2"><text:file-name text:display="full">/home/eeadmin/Documents/my projects/Olympos/scr/trunk/olympos/chronos/Projecttemplate/docs/texts/Chronos_Enterprise_Assessment.odt</text:file-name></text:span><text:bookmark-end text:name="prop_Path"/><text:span text:style-name="MT2"><text:tab/></text:span><text:bookmark-start text:name="LVersion"/><text:span text:style-name="MT2">Version:</text:span><text:bookmark-end text:name="LVersion"/><text:span text:style-name="MT2"> <text:s/></text:span><text:bookmark-start text:name="prop_Version"/><text:span text:style-name="MT2">V1.0.1A</text:span><text:bookmark-end text:name="prop_Version"/><text:span text:style-name="MT2"><text:line-break/></text:span><text:bookmark text:name="LArchive"/><text:span text:style-name="MT2"><text:tab/></text:span><text:bookmark text:name="prop_Archive"/><text:span text:style-name="MT2"><text:line-break/></text:span><text:bookmark-start text:name="LOwner"/><text:span text:style-name="MT2">Owner:</text:span><text:bookmark-end text:name="LOwner"/><text:span text:style-name="MT2"><text:tab/></text:span><text:bookmark-start text:name="prop_Owner"/><text:span text:style-name="MT2">Giuseppe Platania</text:span><text:bookmark-end text:name="prop_Owner"/><text:span text:style-name="MT2"><text:tab/></text:span><text:bookmark-start text:name="LStatus"/><text:span text:style-name="MT2">Status:</text:span><text:bookmark-end text:name="LStatus"/><text:span text:style-name="MT2"> <text:s/></text:span><text:bookmark-start text:name="prop_Status"/><text:span text:style-name="MT2">Draft</text:span><text:bookmark-end text:name="prop_Status"/></text:p>
        <text:p text:style-name="Footer"><text:bookmark-start text:name="LSubject"/><text:span text:style-name="MT2">Subject:</text:span><text:bookmark-end text:name="LSubject"/><text:span text:style-name="MT2"><text:tab/></text:span><text:bookmark-start text:name="prop_Subject"/><text:span text:style-name="MT2">UML Business Process Modelling</text:span><text:bookmark-end text:name="prop_Subject"/><text:span text:style-name="MT2"> </text:span><text:bookmark-start text:name="prop_Text1"/><text:span text:style-name="MT2">Strategic Plan</text:span><text:bookmark-end text:name="prop_Text1"/><text:span text:style-name="MT2"> <text:s/></text:span><text:bookmark-start text:name="prop_Text2"/><text:span text:style-name="MT2">document for workshop preparation</text:span><text:bookmark-end text:name="prop_Text2"/><text:span text:style-name="MT2"><text:tab/></text:span><text:bookmark-start text:name="TPage"/><text:span text:style-name="MT2">Page</text:span><text:bookmark-end text:name="TPage"/><text:span text:style-name="MT2"> <text:s/></text:span><text:span text:style-name="Page_20_Number"><text:span text:style-name="MT2"><text:page-number text:select-page="current">5</text:page-number></text:span></text:span><text:span text:style-name="MT2"> </text:span><text:bookmark-start text:name="Tof"/><text:span text:style-name="MT2">of</text:span><text:bookmark-end text:name="Tof"/><text:span text:style-name="MT2"> </text:span><text:span text:style-name="MT2"><text:page-count style:num-format="1">5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MM Simple Document Template</dc:title>
    <dc:subject>IBM Extensions for Word Processors</dc:subject>
    <dc:description>V3.0.0.</dc:description>
    <meta:initial-creator>Giuseppe Platania</meta:initial-creator>
    <meta:creation-date>2007-12-06T07:41:00</meta:creation-date>
    <dc:creator>Giuseppe Platania</dc:creator>
    <dc:date>2011-04-27T14:12:53</dc:date>
    <meta:editing-cycles>2</meta:editing-cycles>
    <meta:editing-duration>P2171DT9H34M49S</meta:editing-duration>
    <meta:generator>LibreOffice/3.3$Linux LibreOffice_project/330m19$Build-202</meta:generator>
    <meta:document-statistic meta:table-count="4" meta:image-count="1" meta:object-count="0" meta:page-count="5" meta:paragraph-count="90" meta:word-count="584" meta:character-count="3531"/>
    <meta:user-defined meta:name="Author">Giuseppe Platania</meta:user-defined>
    <meta:user-defined meta:name="Date">06/12/2007</meta:user-defined>
    <meta:user-defined meta:name="DateSequence">dmy</meta:user-defined>
    <meta:user-defined meta:name="ID">pmmful</meta:user-defined>
    <meta:user-defined meta:name="LAuthor" meta:value-type="string">Author:</meta:user-defined>
    <meta:user-defined meta:name="LDate" meta:value-type="string">Date:</meta:user-defined>
    <meta:user-defined meta:name="LDocument" meta:value-type="string">Document:</meta:user-defined>
    <meta:user-defined meta:name="LForm" meta:value-type="string">pmmful</meta:user-defined>
    <meta:user-defined meta:name="LOwner" meta:value-type="string">Owner:</meta:user-defined>
    <meta:user-defined meta:name="LPath" meta:value-type="string">Path:</meta:user-defined>
    <meta:user-defined meta:name="LStatus" meta:value-type="string">Status:</meta:user-defined>
    <meta:user-defined meta:name="LSubject" meta:value-type="string">Subject:</meta:user-defined>
    <meta:user-defined meta:name="LVersion" meta:value-type="string">Version:</meta:user-defined>
    <meta:user-defined meta:name="Language" meta:value-type="string">uk</meta:user-defined>
    <meta:user-defined meta:name="Lcustomer" meta:value-type="string">Customer:</meta:user-defined>
    <meta:user-defined meta:name="Logo" meta:value-type="string">%IMAGE%C:\Documents and Settings\Administrator\My Documents\my projects\Olympos\Graphic\olimpos.gif</meta:user-defined>
    <meta:user-defined meta:name="LongDate" meta:value-type="string">December 6, 2007</meta:user-defined>
    <meta:user-defined meta:name="MonthNo" meta:value-type="string">12</meta:user-defined>
    <meta:user-defined meta:name="Owner" meta:value-type="string">Giuseppe Platania</meta:user-defined>
    <meta:user-defined meta:name="Status" meta:value-type="string">Draft</meta:user-defined>
    <meta:user-defined meta:name="StatusValue" meta:value-type="string">Draft</meta:user-defined>
    <meta:user-defined meta:name="Subject" meta:value-type="string">UML Business Process Modelling</meta:user-defined>
    <meta:user-defined meta:name="TApprovals" meta:value-type="string">Approvals</meta:user-defined>
    <meta:user-defined meta:name="TChangesMarked" meta:value-type="string">Changes marked</meta:user-defined>
    <meta:user-defined meta:name="TContents" meta:value-type="string">Contents</meta:user-defined>
    <meta:user-defined meta:name="TDateOfNextRevision" meta:value-type="string">Date of next revision</meta:user-defined>
    <meta:user-defined meta:name="TDateOfThisRevision" meta:value-type="string">Date of this revision</meta:user-defined>
    <meta:user-defined meta:name="TDistribution" meta:value-type="string">Distribution</meta:user-defined>
    <meta:user-defined meta:name="TDocumentHistory" meta:value-type="string">Document History</meta:user-defined>
    <meta:user-defined meta:name="TDocumentLocation" meta:value-type="string">Document Location</meta:user-defined>
    <meta:user-defined meta:name="TDocumentSource" meta:value-type="string">The source of the document will be found in</meta:user-defined>
    <meta:user-defined meta:name="TDocumentValid" meta:value-type="string">This is a snapshot of an on-line document. Paper copies are valid only on the day they are printed. Refer to the author if you are in any doubt about the currency of this document.</meta:user-defined>
    <meta:user-defined meta:name="THasBeenDistributedTo" meta:value-type="string">This document has been distributed to</meta:user-defined>
    <meta:user-defined meta:name="TName" meta:value-type="string">Name</meta:user-defined>
    <meta:user-defined meta:name="TPage" meta:value-type="string">Page</meta:user-defined>
    <meta:user-defined meta:name="TRequiredApprovals" meta:value-type="string">This document requires following approvals. Signed approval forms are filed in the Quality section of the PCB.</meta:user-defined>
    <meta:user-defined meta:name="TRevisionDate" meta:value-type="string">Revision Date</meta:user-defined>
    <meta:user-defined meta:name="TRevisionHistory" meta:value-type="string">Revision History</meta:user-defined>
    <meta:user-defined meta:name="TRevisionNumber" meta:value-type="string">Revision Number</meta:user-defined>
    <meta:user-defined meta:name="TSummaryOfChanges" meta:value-type="string">Summary of Changes</meta:user-defined>
    <meta:user-defined meta:name="TTitle" meta:value-type="string">Title</meta:user-defined>
    <meta:user-defined meta:name="Text1" meta:value-type="string">Strategic Plan</meta:user-defined>
    <meta:user-defined meta:name="Text2" meta:value-type="string">document for workshop preparation</meta:user-defined>
    <meta:user-defined meta:name="Tof" meta:value-type="string">of</meta:user-defined>
    <meta:user-defined meta:name="Version" meta:value-type="string">V1.0.0A</meta:user-defined>
    <meta:user-defined meta:name="__DFTemplateID" meta:value-type="string">pmmful</meta:user-defined>
    <meta:user-defined meta:name="company" meta:value-type="string">IBM</meta:user-defined>
    <meta:user-defined meta:name="customer" meta:value-type="string">IBM</meta:user-defined>
    <meta:user-defined meta:name="dateformat" meta:value-type="string">dd/mm/yyyy</meta:user-defined>
    <meta:user-defined meta:name="projectname" meta:value-type="string">Chronos - Strategic Plan</meta:user-defined>
    <meta:user-defined meta:name="securityclass" meta:value-type="string">UNCLS</meta:user-defined>
    <meta:user-defined meta:name="securitytype" meta:value-type="string">company</meta:user-defined>
  </office:meta>
</office:document-meta>
</file>